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UDA unroll 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59258" calcext:value-type="float">
            <text:p>6,59258</text:p>
          </table:table-cell>
          <table:table-cell office:value-type="float" office:value="127.243" calcext:value-type="float">
            <text:p>127,2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6.70234" calcext:value-type="float">
            <text:p>6,70234</text:p>
          </table:table-cell>
          <table:table-cell office:value-type="float" office:value="125.159" calcext:value-type="float">
            <text:p>125,1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6.92573" calcext:value-type="float">
            <text:p>6,92573</text:p>
          </table:table-cell>
          <table:table-cell office:value-type="float" office:value="121.122" calcext:value-type="float">
            <text:p>121,1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6.5103" calcext:value-type="float">
            <text:p>6,5103</text:p>
          </table:table-cell>
          <table:table-cell office:value-type="float" office:value="128.851" calcext:value-type="float">
            <text:p>128,8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5.53568" calcext:value-type="float">
            <text:p>5,53568</text:p>
          </table:table-cell>
          <table:table-cell office:value-type="float" office:value="151.537" calcext:value-type="float">
            <text:p>151,5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62534" calcext:value-type="float">
            <text:p>5,62534</text:p>
          </table:table-cell>
          <table:table-cell office:value-type="float" office:value="149.122" calcext:value-type="float">
            <text:p>149,1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2.9447" calcext:value-type="float">
            <text:p>12,9447</text:p>
          </table:table-cell>
          <table:table-cell office:value-type="float" office:value="259.214" calcext:value-type="float">
            <text:p>259,2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2.978" calcext:value-type="float">
            <text:p>12,978</text:p>
          </table:table-cell>
          <table:table-cell office:value-type="float" office:value="258.549" calcext:value-type="float">
            <text:p>258,5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13.2256" calcext:value-type="float">
            <text:p>13,2256</text:p>
          </table:table-cell>
          <table:table-cell office:value-type="float" office:value="253.708" calcext:value-type="float">
            <text:p>253,7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2.9241" calcext:value-type="float">
            <text:p>12,9241</text:p>
          </table:table-cell>
          <table:table-cell office:value-type="float" office:value="259.626" calcext:value-type="float">
            <text:p>259,6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1.0131" calcext:value-type="float">
            <text:p>11,0131</text:p>
          </table:table-cell>
          <table:table-cell office:value-type="float" office:value="304.678" calcext:value-type="float">
            <text:p>304,6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1.6606" calcext:value-type="float">
            <text:p>11,6606</text:p>
          </table:table-cell>
          <table:table-cell office:value-type="float" office:value="287.759" calcext:value-type="float">
            <text:p>287,7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48.4019" calcext:value-type="float">
            <text:p>48,4019</text:p>
          </table:table-cell>
          <table:table-cell office:value-type="float" office:value="277.299" calcext:value-type="float">
            <text:p>277,2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8501" calcext:value-type="float">
            <text:p>22,8501</text:p>
          </table:table-cell>
          <table:table-cell office:value-type="float" office:value="587.382" calcext:value-type="float">
            <text:p>587,3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22.7989" calcext:value-type="float">
            <text:p>22,7989</text:p>
          </table:table-cell>
          <table:table-cell office:value-type="float" office:value="588.703" calcext:value-type="float">
            <text:p>588,7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22.2584" calcext:value-type="float">
            <text:p>22,2584</text:p>
          </table:table-cell>
          <table:table-cell office:value-type="float" office:value="602.997" calcext:value-type="float">
            <text:p>602,9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22.046" calcext:value-type="float">
            <text:p>22,046</text:p>
          </table:table-cell>
          <table:table-cell office:value-type="float" office:value="608.807" calcext:value-type="float">
            <text:p>608,8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2.2495" calcext:value-type="float">
            <text:p>22,2495</text:p>
          </table:table-cell>
          <table:table-cell office:value-type="float" office:value="603.24" calcext:value-type="float">
            <text:p>603,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2.413" calcext:value-type="float">
            <text:p>142,413</text:p>
          </table:table-cell>
          <table:table-cell office:value-type="float" office:value="376.982" calcext:value-type="float">
            <text:p>376,9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5.5822" calcext:value-type="float">
            <text:p>95,5822</text:p>
          </table:table-cell>
          <table:table-cell office:value-type="float" office:value="561.685" calcext:value-type="float">
            <text:p>561,6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50.6218" calcext:value-type="float">
            <text:p>50,6218</text:p>
          </table:table-cell>
          <table:table-cell office:value-type="float" office:value="1060.55" calcext:value-type="float">
            <text:p>1060,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51.1198" calcext:value-type="float">
            <text:p>51,1198</text:p>
          </table:table-cell>
          <table:table-cell office:value-type="float" office:value="1050.22" calcext:value-type="float">
            <text:p>1050,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56.924" calcext:value-type="float">
            <text:p>56,924</text:p>
          </table:table-cell>
          <table:table-cell office:value-type="float" office:value="943.137" calcext:value-type="float">
            <text:p>943,1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73.0939" calcext:value-type="float">
            <text:p>73,0939</text:p>
          </table:table-cell>
          <table:table-cell office:value-type="float" office:value="734.495" calcext:value-type="float">
            <text:p>734,4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67.298" calcext:value-type="float">
            <text:p>467,298</text:p>
          </table:table-cell>
          <table:table-cell office:value-type="float" office:value="459.553" calcext:value-type="float">
            <text:p>459,5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75.164" calcext:value-type="float">
            <text:p>275,164</text:p>
          </table:table-cell>
          <table:table-cell office:value-type="float" office:value="780.439" calcext:value-type="float">
            <text:p>780,4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252.059" calcext:value-type="float">
            <text:p>252,059</text:p>
          </table:table-cell>
          <table:table-cell office:value-type="float" office:value="851.978" calcext:value-type="float">
            <text:p>851,9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44.568" calcext:value-type="float">
            <text:p>244,568</text:p>
          </table:table-cell>
          <table:table-cell office:value-type="float" office:value="878.072" calcext:value-type="float">
            <text:p>878,0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262.477" calcext:value-type="float">
            <text:p>262,477</text:p>
          </table:table-cell>
          <table:table-cell office:value-type="float" office:value="818.16" calcext:value-type="float">
            <text:p>818,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240.189" calcext:value-type="float">
            <text:p>240,189</text:p>
          </table:table-cell>
          <table:table-cell office:value-type="float" office:value="894.082" calcext:value-type="float">
            <text:p>894,0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45.89" calcext:value-type="float">
            <text:p>1845,89</text:p>
          </table:table-cell>
          <table:table-cell office:value-type="float" office:value="465.356" calcext:value-type="float">
            <text:p>465,3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86.912" calcext:value-type="float">
            <text:p>886,912</text:p>
          </table:table-cell>
          <table:table-cell office:value-type="float" office:value="968.522" calcext:value-type="float">
            <text:p>968,5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820.014" calcext:value-type="float">
            <text:p>820,014</text:p>
          </table:table-cell>
          <table:table-cell office:value-type="float" office:value="1047.53" calcext:value-type="float">
            <text:p>1047,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800.753" calcext:value-type="float">
            <text:p>800,753</text:p>
          </table:table-cell>
          <table:table-cell office:value-type="float" office:value="1072.73" calcext:value-type="float">
            <text:p>1072,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858.204" calcext:value-type="float">
            <text:p>858,204</text:p>
          </table:table-cell>
          <table:table-cell office:value-type="float" office:value="1000.92" calcext:value-type="float">
            <text:p>1000,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874.84" calcext:value-type="float">
            <text:p>874,84</text:p>
          </table:table-cell>
          <table:table-cell office:value-type="float" office:value="981.886" calcext:value-type="float">
            <text:p>981,8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76.67" calcext:value-type="float">
            <text:p>7076,67</text:p>
          </table:table-cell>
          <table:table-cell office:value-type="float" office:value="485.535" calcext:value-type="float">
            <text:p>485,5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05.9" calcext:value-type="float">
            <text:p>3605,9</text:p>
          </table:table-cell>
          <table:table-cell office:value-type="float" office:value="952.877" calcext:value-type="float">
            <text:p>952,8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0.14" calcext:value-type="float">
            <text:p>2910,14</text:p>
          </table:table-cell>
          <table:table-cell office:value-type="float" office:value="1180.69" calcext:value-type="float">
            <text:p>1180,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9.44" calcext:value-type="float">
            <text:p>2909,44</text:p>
          </table:table-cell>
          <table:table-cell office:value-type="float" office:value="1180.98" calcext:value-type="float">
            <text:p>1180,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9.32" calcext:value-type="float">
            <text:p>2909,32</text:p>
          </table:table-cell>
          <table:table-cell office:value-type="float" office:value="1181.02" calcext:value-type="float">
            <text:p>1181,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8.47" calcext:value-type="float">
            <text:p>2918,47</text:p>
          </table:table-cell>
          <table:table-cell office:value-type="float" office:value="1177.32" calcext:value-type="float">
            <text:p>1177,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539.9" calcext:value-type="float">
            <text:p>27539,9</text:p>
          </table:table-cell>
          <table:table-cell office:value-type="float" office:value="499.053" calcext:value-type="float">
            <text:p>499,0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40.1" calcext:value-type="float">
            <text:p>13540,1</text:p>
          </table:table-cell>
          <table:table-cell office:value-type="float" office:value="1015.05" calcext:value-type="float">
            <text:p>1015,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46.2" calcext:value-type="float">
            <text:p>11246,2</text:p>
          </table:table-cell>
          <table:table-cell office:value-type="float" office:value="1222.09" calcext:value-type="float">
            <text:p>1222,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39.1" calcext:value-type="float">
            <text:p>11239,1</text:p>
          </table:table-cell>
          <table:table-cell office:value-type="float" office:value="1222.87" calcext:value-type="float">
            <text:p>1222,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63.8" calcext:value-type="float">
            <text:p>11563,8</text:p>
          </table:table-cell>
          <table:table-cell office:value-type="float" office:value="1188.53" calcext:value-type="float">
            <text:p>1188,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661.9" calcext:value-type="float">
            <text:p>11661,9</text:p>
          </table:table-cell>
          <table:table-cell office:value-type="float" office:value="1178.53" calcext:value-type="float">
            <text:p>1178,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0025" calcext:value-type="float">
            <text:p>110025</text:p>
          </table:table-cell>
          <table:table-cell office:value-type="float" office:value="499.663" calcext:value-type="float">
            <text:p>499,6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3270" calcext:value-type="float">
            <text:p>53270</text:p>
          </table:table-cell>
          <table:table-cell office:value-type="float" office:value="1032.02" calcext:value-type="float">
            <text:p>1032,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3591.8" calcext:value-type="float">
            <text:p>43591,8</text:p>
          </table:table-cell>
          <table:table-cell office:value-type="float" office:value="1261.14" calcext:value-type="float">
            <text:p>1261,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059" calcext:value-type="float">
            <text:p>44059</text:p>
          </table:table-cell>
          <table:table-cell office:value-type="float" office:value="1247.77" calcext:value-type="float">
            <text:p>1247,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1.8" calcext:value-type="float">
            <text:p>44251,8</text:p>
          </table:table-cell>
          <table:table-cell office:value-type="float" office:value="1242.34" calcext:value-type="float">
            <text:p>1242,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366.2" calcext:value-type="float">
            <text:p>44366,2</text:p>
          </table:table-cell>
          <table:table-cell office:value-type="float" office:value="1239.13" calcext:value-type="float">
            <text:p>1239,13</text:p>
          </table:table-cell>
        </table:table-row>
      </table:table>
      <table:table table:name="CUDA unroll 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.5649" calcext:value-type="float">
            <text:p>3,5649</text:p>
          </table:table-cell>
          <table:table-cell office:value-type="float" office:value="58.8279" calcext:value-type="float">
            <text:p>58,82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52237" calcext:value-type="float">
            <text:p>3,52237</text:p>
          </table:table-cell>
          <table:table-cell office:value-type="float" office:value="59.5381" calcext:value-type="float">
            <text:p>59,53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241" calcext:value-type="float">
            <text:p>1,1241</text:p>
          </table:table-cell>
          <table:table-cell office:value-type="float" office:value="186.563" calcext:value-type="float">
            <text:p>186,5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0915" calcext:value-type="float">
            <text:p>1,10915</text:p>
          </table:table-cell>
          <table:table-cell office:value-type="float" office:value="189.077" calcext:value-type="float">
            <text:p>189,0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11126" calcext:value-type="float">
            <text:p>1,11126</text:p>
          </table:table-cell>
          <table:table-cell office:value-type="float" office:value="188.718" calcext:value-type="float">
            <text:p>188,718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66154" calcext:value-type="float">
            <text:p>1,66154</text:p>
          </table:table-cell>
          <table:table-cell office:value-type="float" office:value="126.218" calcext:value-type="float">
            <text:p>126,2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1427" calcext:value-type="float">
            <text:p>7,01427</text:p>
          </table:table-cell>
          <table:table-cell office:value-type="float" office:value="119.593" calcext:value-type="float">
            <text:p>119,5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6.99712" calcext:value-type="float">
            <text:p>6,99712</text:p>
          </table:table-cell>
          <table:table-cell office:value-type="float" office:value="119.887" calcext:value-type="float">
            <text:p>119,8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3258" calcext:value-type="float">
            <text:p>2,23258</text:p>
          </table:table-cell>
          <table:table-cell office:value-type="float" office:value="375.737" calcext:value-type="float">
            <text:p>375,7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624" calcext:value-type="float">
            <text:p>2,1624</text:p>
          </table:table-cell>
          <table:table-cell office:value-type="float" office:value="387.93" calcext:value-type="float">
            <text:p>387,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14294" calcext:value-type="float">
            <text:p>2,14294</text:p>
          </table:table-cell>
          <table:table-cell office:value-type="float" office:value="391.452" calcext:value-type="float">
            <text:p>391,4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7501" calcext:value-type="float">
            <text:p>3,27501</text:p>
          </table:table-cell>
          <table:table-cell office:value-type="float" office:value="256.14" calcext:value-type="float">
            <text:p>256,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4127" calcext:value-type="float">
            <text:p>11,4127</text:p>
          </table:table-cell>
          <table:table-cell office:value-type="float" office:value="294.01" calcext:value-type="float">
            <text:p>294,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1914" calcext:value-type="float">
            <text:p>11,1914</text:p>
          </table:table-cell>
          <table:table-cell office:value-type="float" office:value="299.824" calcext:value-type="float">
            <text:p>299,8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54915" calcext:value-type="float">
            <text:p>4,54915</text:p>
          </table:table-cell>
          <table:table-cell office:value-type="float" office:value="737.598" calcext:value-type="float">
            <text:p>737,5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59002" calcext:value-type="float">
            <text:p>4,59002</text:p>
          </table:table-cell>
          <table:table-cell office:value-type="float" office:value="731.031" calcext:value-type="float">
            <text:p>731,0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23955" calcext:value-type="float">
            <text:p>4,23955</text:p>
          </table:table-cell>
          <table:table-cell office:value-type="float" office:value="791.462" calcext:value-type="float">
            <text:p>791,46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3117" calcext:value-type="float">
            <text:p>6,43117</text:p>
          </table:table-cell>
          <table:table-cell office:value-type="float" office:value="521.747" calcext:value-type="float">
            <text:p>521,7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3496" calcext:value-type="float">
            <text:p>50,3496</text:p>
          </table:table-cell>
          <table:table-cell office:value-type="float" office:value="266.572" calcext:value-type="float">
            <text:p>266,5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521" calcext:value-type="float">
            <text:p>22,521</text:p>
          </table:table-cell>
          <table:table-cell office:value-type="float" office:value="595.968" calcext:value-type="float">
            <text:p>595,9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2339" calcext:value-type="float">
            <text:p>10,2339</text:p>
          </table:table-cell>
          <table:table-cell office:value-type="float" office:value="1311.51" calcext:value-type="float">
            <text:p>1311,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0.97" calcext:value-type="float">
            <text:p>10,97</text:p>
          </table:table-cell>
          <table:table-cell office:value-type="float" office:value="1223.5" calcext:value-type="float">
            <text:p>1223,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148" calcext:value-type="float">
            <text:p>13,148</text:p>
          </table:table-cell>
          <table:table-cell office:value-type="float" office:value="1020.82" calcext:value-type="float">
            <text:p>1020,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7296" calcext:value-type="float">
            <text:p>12,7296</text:p>
          </table:table-cell>
          <table:table-cell office:value-type="float" office:value="1054.37" calcext:value-type="float">
            <text:p>1054,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6.137" calcext:value-type="float">
            <text:p>146,137</text:p>
          </table:table-cell>
          <table:table-cell office:value-type="float" office:value="367.376" calcext:value-type="float">
            <text:p>367,3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0.2065" calcext:value-type="float">
            <text:p>90,2065</text:p>
          </table:table-cell>
          <table:table-cell office:value-type="float" office:value="595.157" calcext:value-type="float">
            <text:p>595,1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4.1677" calcext:value-type="float">
            <text:p>34,1677</text:p>
          </table:table-cell>
          <table:table-cell office:value-type="float" office:value="1571.28" calcext:value-type="float">
            <text:p>1571,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2.7548" calcext:value-type="float">
            <text:p>32,7548</text:p>
          </table:table-cell>
          <table:table-cell office:value-type="float" office:value="1639.06" calcext:value-type="float">
            <text:p>1639,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8278" calcext:value-type="float">
            <text:p>37,8278</text:p>
          </table:table-cell>
          <table:table-cell office:value-type="float" office:value="1419.25" calcext:value-type="float">
            <text:p>1419,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5951" calcext:value-type="float">
            <text:p>49,5951</text:p>
          </table:table-cell>
          <table:table-cell office:value-type="float" office:value="1082.51" calcext:value-type="float">
            <text:p>1082,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4.34" calcext:value-type="float">
            <text:p>474,34</text:p>
          </table:table-cell>
          <table:table-cell office:value-type="float" office:value="452.731" calcext:value-type="float">
            <text:p>452,7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67.154" calcext:value-type="float">
            <text:p>267,154</text:p>
          </table:table-cell>
          <table:table-cell office:value-type="float" office:value="803.836" calcext:value-type="float">
            <text:p>803,8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52.723" calcext:value-type="float">
            <text:p>152,723</text:p>
          </table:table-cell>
          <table:table-cell office:value-type="float" office:value="1406.13" calcext:value-type="float">
            <text:p>1406,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68.864" calcext:value-type="float">
            <text:p>168,864</text:p>
          </table:table-cell>
          <table:table-cell office:value-type="float" office:value="1271.73" calcext:value-type="float">
            <text:p>1271,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51.758" calcext:value-type="float">
            <text:p>151,758</text:p>
          </table:table-cell>
          <table:table-cell office:value-type="float" office:value="1415.07" calcext:value-type="float">
            <text:p>1415,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54.125" calcext:value-type="float">
            <text:p>154,125</text:p>
          </table:table-cell>
          <table:table-cell office:value-type="float" office:value="1393.34" calcext:value-type="float">
            <text:p>1393,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57.7" calcext:value-type="float">
            <text:p>1857,7</text:p>
          </table:table-cell>
          <table:table-cell office:value-type="float" office:value="462.397" calcext:value-type="float">
            <text:p>462,3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86.759" calcext:value-type="float">
            <text:p>886,759</text:p>
          </table:table-cell>
          <table:table-cell office:value-type="float" office:value="968.689" calcext:value-type="float">
            <text:p>968,6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12.328" calcext:value-type="float">
            <text:p>612,328</text:p>
          </table:table-cell>
          <table:table-cell office:value-type="float" office:value="1402.83" calcext:value-type="float">
            <text:p>1402,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79.581" calcext:value-type="float">
            <text:p>579,581</text:p>
          </table:table-cell>
          <table:table-cell office:value-type="float" office:value="1482.09" calcext:value-type="float">
            <text:p>1482,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37.797" calcext:value-type="float">
            <text:p>537,797</text:p>
          </table:table-cell>
          <table:table-cell office:value-type="float" office:value="1597.24" calcext:value-type="float">
            <text:p>1597,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90.802" calcext:value-type="float">
            <text:p>590,802</text:p>
          </table:table-cell>
          <table:table-cell office:value-type="float" office:value="1453.95" calcext:value-type="float">
            <text:p>1453,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93.92" calcext:value-type="float">
            <text:p>6993,92</text:p>
          </table:table-cell>
          <table:table-cell office:value-type="float" office:value="491.28" calcext:value-type="float">
            <text:p>491,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68.34" calcext:value-type="float">
            <text:p>3568,34</text:p>
          </table:table-cell>
          <table:table-cell office:value-type="float" office:value="962.906" calcext:value-type="float">
            <text:p>962,9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70.39" calcext:value-type="float">
            <text:p>2070,39</text:p>
          </table:table-cell>
          <table:table-cell office:value-type="float" office:value="1659.58" calcext:value-type="float">
            <text:p>1659,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2.77" calcext:value-type="float">
            <text:p>2012,77</text:p>
          </table:table-cell>
          <table:table-cell office:value-type="float" office:value="1707.09" calcext:value-type="float">
            <text:p>1707,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3.99" calcext:value-type="float">
            <text:p>1983,99</text:p>
          </table:table-cell>
          <table:table-cell office:value-type="float" office:value="1731.85" calcext:value-type="float">
            <text:p>1731,8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1.49" calcext:value-type="float">
            <text:p>1971,49</text:p>
          </table:table-cell>
          <table:table-cell office:value-type="float" office:value="1742.83" calcext:value-type="float">
            <text:p>1742,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396.7" calcext:value-type="float">
            <text:p>27396,7</text:p>
          </table:table-cell>
          <table:table-cell office:value-type="float" office:value="501.662" calcext:value-type="float">
            <text:p>501,6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47.5" calcext:value-type="float">
            <text:p>13347,5</text:p>
          </table:table-cell>
          <table:table-cell office:value-type="float" office:value="1029.7" calcext:value-type="float">
            <text:p>1029,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41.27" calcext:value-type="float">
            <text:p>8041,27</text:p>
          </table:table-cell>
          <table:table-cell office:value-type="float" office:value="1709.17" calcext:value-type="float">
            <text:p>1709,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68.59" calcext:value-type="float">
            <text:p>7668,59</text:p>
          </table:table-cell>
          <table:table-cell office:value-type="float" office:value="1792.23" calcext:value-type="float">
            <text:p>1792,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39.47" calcext:value-type="float">
            <text:p>7639,47</text:p>
          </table:table-cell>
          <table:table-cell office:value-type="float" office:value="1799.06" calcext:value-type="float">
            <text:p>1799,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83.45" calcext:value-type="float">
            <text:p>7883,45</text:p>
          </table:table-cell>
          <table:table-cell office:value-type="float" office:value="1743.39" calcext:value-type="float">
            <text:p>1743,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9751" calcext:value-type="float">
            <text:p>109751</text:p>
          </table:table-cell>
          <table:table-cell office:value-type="float" office:value="500.913" calcext:value-type="float">
            <text:p>500,9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824.3" calcext:value-type="float">
            <text:p>51824,3</text:p>
          </table:table-cell>
          <table:table-cell office:value-type="float" office:value="1060.81" calcext:value-type="float">
            <text:p>1060,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300.1" calcext:value-type="float">
            <text:p>31300,1</text:p>
          </table:table-cell>
          <table:table-cell office:value-type="float" office:value="1756.41" calcext:value-type="float">
            <text:p>1756,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26.7" calcext:value-type="float">
            <text:p>30226,7</text:p>
          </table:table-cell>
          <table:table-cell office:value-type="float" office:value="1818.78" calcext:value-type="float">
            <text:p>1818,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048.5" calcext:value-type="float">
            <text:p>30048,5</text:p>
          </table:table-cell>
          <table:table-cell office:value-type="float" office:value="1829.56" calcext:value-type="float">
            <text:p>1829,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971.5" calcext:value-type="float">
            <text:p>29971,5</text:p>
          </table:table-cell>
          <table:table-cell office:value-type="float" office:value="1834.26" calcext:value-type="float">
            <text:p>1834,26</text:p>
          </table:table-cell>
        </table:table-row>
      </table:table>
      <table:table table:name="CUDA unroll 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.60512" calcext:value-type="float">
            <text:p>3,60512</text:p>
          </table:table-cell>
          <table:table-cell office:value-type="float" office:value="58.1715" calcext:value-type="float">
            <text:p>58,17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51734" calcext:value-type="float">
            <text:p>3,51734</text:p>
          </table:table-cell>
          <table:table-cell office:value-type="float" office:value="59.6232" calcext:value-type="float">
            <text:p>59,62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2054" calcext:value-type="float">
            <text:p>1,12054</text:p>
          </table:table-cell>
          <table:table-cell office:value-type="float" office:value="187.155" calcext:value-type="float">
            <text:p>187,1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0794" calcext:value-type="float">
            <text:p>1,10794</text:p>
          </table:table-cell>
          <table:table-cell office:value-type="float" office:value="189.285" calcext:value-type="float">
            <text:p>189,28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10938" calcext:value-type="float">
            <text:p>1,10938</text:p>
          </table:table-cell>
          <table:table-cell office:value-type="float" office:value="189.039" calcext:value-type="float">
            <text:p>189,039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66502" calcext:value-type="float">
            <text:p>1,66502</text:p>
          </table:table-cell>
          <table:table-cell office:value-type="float" office:value="125.953" calcext:value-type="float">
            <text:p>125,9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9871" calcext:value-type="float">
            <text:p>6,9871</text:p>
          </table:table-cell>
          <table:table-cell office:value-type="float" office:value="120.058" calcext:value-type="float">
            <text:p>120,0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6.98858" calcext:value-type="float">
            <text:p>6,98858</text:p>
          </table:table-cell>
          <table:table-cell office:value-type="float" office:value="120.033" calcext:value-type="float">
            <text:p>120,0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4941" calcext:value-type="float">
            <text:p>2,24941</text:p>
          </table:table-cell>
          <table:table-cell office:value-type="float" office:value="372.925" calcext:value-type="float">
            <text:p>372,9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5517" calcext:value-type="float">
            <text:p>2,15517</text:p>
          </table:table-cell>
          <table:table-cell office:value-type="float" office:value="389.232" calcext:value-type="float">
            <text:p>389,2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15491" calcext:value-type="float">
            <text:p>2,15491</text:p>
          </table:table-cell>
          <table:table-cell office:value-type="float" office:value="389.278" calcext:value-type="float">
            <text:p>389,2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5946" calcext:value-type="float">
            <text:p>3,25946</text:p>
          </table:table-cell>
          <table:table-cell office:value-type="float" office:value="257.362" calcext:value-type="float">
            <text:p>257,3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4525" calcext:value-type="float">
            <text:p>11,4525</text:p>
          </table:table-cell>
          <table:table-cell office:value-type="float" office:value="292.987" calcext:value-type="float">
            <text:p>292,9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1797" calcext:value-type="float">
            <text:p>11,1797</text:p>
          </table:table-cell>
          <table:table-cell office:value-type="float" office:value="300.136" calcext:value-type="float">
            <text:p>300,1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47059" calcext:value-type="float">
            <text:p>4,47059</text:p>
          </table:table-cell>
          <table:table-cell office:value-type="float" office:value="750.559" calcext:value-type="float">
            <text:p>750,5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58032" calcext:value-type="float">
            <text:p>4,58032</text:p>
          </table:table-cell>
          <table:table-cell office:value-type="float" office:value="732.578" calcext:value-type="float">
            <text:p>732,5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24115" calcext:value-type="float">
            <text:p>4,24115</text:p>
          </table:table-cell>
          <table:table-cell office:value-type="float" office:value="791.163" calcext:value-type="float">
            <text:p>791,16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5069" calcext:value-type="float">
            <text:p>6,45069</text:p>
          </table:table-cell>
          <table:table-cell office:value-type="float" office:value="520.168" calcext:value-type="float">
            <text:p>520,1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3907" calcext:value-type="float">
            <text:p>50,3907</text:p>
          </table:table-cell>
          <table:table-cell office:value-type="float" office:value="266.354" calcext:value-type="float">
            <text:p>266,3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5808" calcext:value-type="float">
            <text:p>22,5808</text:p>
          </table:table-cell>
          <table:table-cell office:value-type="float" office:value="594.388" calcext:value-type="float">
            <text:p>594,3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1753" calcext:value-type="float">
            <text:p>10,1753</text:p>
          </table:table-cell>
          <table:table-cell office:value-type="float" office:value="1319.06" calcext:value-type="float">
            <text:p>1319,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1.016" calcext:value-type="float">
            <text:p>11,016</text:p>
          </table:table-cell>
          <table:table-cell office:value-type="float" office:value="1218.39" calcext:value-type="float">
            <text:p>1218,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1263" calcext:value-type="float">
            <text:p>13,1263</text:p>
          </table:table-cell>
          <table:table-cell office:value-type="float" office:value="1022.51" calcext:value-type="float">
            <text:p>1022,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7705" calcext:value-type="float">
            <text:p>12,770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6.234" calcext:value-type="float">
            <text:p>146,234</text:p>
          </table:table-cell>
          <table:table-cell office:value-type="float" office:value="367.132" calcext:value-type="float">
            <text:p>367,1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2.1303" calcext:value-type="float">
            <text:p>92,1303</text:p>
          </table:table-cell>
          <table:table-cell office:value-type="float" office:value="582.73" calcext:value-type="float">
            <text:p>582,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4.0718" calcext:value-type="float">
            <text:p>34,0718</text:p>
          </table:table-cell>
          <table:table-cell office:value-type="float" office:value="1575.7" calcext:value-type="float">
            <text:p>1575,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2.8004" calcext:value-type="float">
            <text:p>32,8004</text:p>
          </table:table-cell>
          <table:table-cell office:value-type="float" office:value="1636.78" calcext:value-type="float">
            <text:p>1636,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8702" calcext:value-type="float">
            <text:p>37,8702</text:p>
          </table:table-cell>
          <table:table-cell office:value-type="float" office:value="1417.66" calcext:value-type="float">
            <text:p>1417,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6075" calcext:value-type="float">
            <text:p>49,6075</text:p>
          </table:table-cell>
          <table:table-cell office:value-type="float" office:value="1082.24" calcext:value-type="float">
            <text:p>1082,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4.602" calcext:value-type="float">
            <text:p>474,602</text:p>
          </table:table-cell>
          <table:table-cell office:value-type="float" office:value="452.481" calcext:value-type="float">
            <text:p>452,4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63.21" calcext:value-type="float">
            <text:p>263,21</text:p>
          </table:table-cell>
          <table:table-cell office:value-type="float" office:value="815.883" calcext:value-type="float">
            <text:p>815,8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48.323" calcext:value-type="float">
            <text:p>148,323</text:p>
          </table:table-cell>
          <table:table-cell office:value-type="float" office:value="1447.84" calcext:value-type="float">
            <text:p>1447,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61.021" calcext:value-type="float">
            <text:p>161,021</text:p>
          </table:table-cell>
          <table:table-cell office:value-type="float" office:value="1333.66" calcext:value-type="float">
            <text:p>1333,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43.908" calcext:value-type="float">
            <text:p>143,908</text:p>
          </table:table-cell>
          <table:table-cell office:value-type="float" office:value="1492.26" calcext:value-type="float">
            <text:p>1492,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49.318" calcext:value-type="float">
            <text:p>149,318</text:p>
          </table:table-cell>
          <table:table-cell office:value-type="float" office:value="1438.19" calcext:value-type="float">
            <text:p>1438,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57.92" calcext:value-type="float">
            <text:p>1857,92</text:p>
          </table:table-cell>
          <table:table-cell office:value-type="float" office:value="462.343" calcext:value-type="float">
            <text:p>462,3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84.067" calcext:value-type="float">
            <text:p>884,067</text:p>
          </table:table-cell>
          <table:table-cell office:value-type="float" office:value="971.639" calcext:value-type="float">
            <text:p>971,6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05.039" calcext:value-type="float">
            <text:p>605,039</text:p>
          </table:table-cell>
          <table:table-cell office:value-type="float" office:value="1419.73" calcext:value-type="float">
            <text:p>1419,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60.118" calcext:value-type="float">
            <text:p>560,118</text:p>
          </table:table-cell>
          <table:table-cell office:value-type="float" office:value="1533.59" calcext:value-type="float">
            <text:p>1533,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20.42" calcext:value-type="float">
            <text:p>520,42</text:p>
          </table:table-cell>
          <table:table-cell office:value-type="float" office:value="1650.58" calcext:value-type="float">
            <text:p>1650,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71.674" calcext:value-type="float">
            <text:p>571,674</text:p>
          </table:table-cell>
          <table:table-cell office:value-type="float" office:value="1502.59" calcext:value-type="float">
            <text:p>1502,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93.64" calcext:value-type="float">
            <text:p>6993,64</text:p>
          </table:table-cell>
          <table:table-cell office:value-type="float" office:value="491.3" calcext:value-type="float">
            <text:p>491,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77.73" calcext:value-type="float">
            <text:p>3577,73</text:p>
          </table:table-cell>
          <table:table-cell office:value-type="float" office:value="960.377" calcext:value-type="float">
            <text:p>960,3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68.51" calcext:value-type="float">
            <text:p>2068,51</text:p>
          </table:table-cell>
          <table:table-cell office:value-type="float" office:value="1661.09" calcext:value-type="float">
            <text:p>1661,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09.89" calcext:value-type="float">
            <text:p>2009,89</text:p>
          </table:table-cell>
          <table:table-cell office:value-type="float" office:value="1709.54" calcext:value-type="float">
            <text:p>1709,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3.98" calcext:value-type="float">
            <text:p>1983,98</text:p>
          </table:table-cell>
          <table:table-cell office:value-type="float" office:value="1731.86" calcext:value-type="float">
            <text:p>1731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0.83" calcext:value-type="float">
            <text:p>1970,83</text:p>
          </table:table-cell>
          <table:table-cell office:value-type="float" office:value="1743.42" calcext:value-type="float">
            <text:p>1743,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397.2" calcext:value-type="float">
            <text:p>27397,2</text:p>
          </table:table-cell>
          <table:table-cell office:value-type="float" office:value="501.654" calcext:value-type="float">
            <text:p>501,6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81.2" calcext:value-type="float">
            <text:p>13281,2</text:p>
          </table:table-cell>
          <table:table-cell office:value-type="float" office:value="1034.84" calcext:value-type="float">
            <text:p>1034,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66.49" calcext:value-type="float">
            <text:p>7966,49</text:p>
          </table:table-cell>
          <table:table-cell office:value-type="float" office:value="1725.21" calcext:value-type="float">
            <text:p>1725,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54.8" calcext:value-type="float">
            <text:p>7654,8</text:p>
          </table:table-cell>
          <table:table-cell office:value-type="float" office:value="1795.46" calcext:value-type="float">
            <text:p>1795,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57.32" calcext:value-type="float">
            <text:p>7757,32</text:p>
          </table:table-cell>
          <table:table-cell office:value-type="float" office:value="1771.73" calcext:value-type="float">
            <text:p>1771,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83.73" calcext:value-type="float">
            <text:p>7883,73</text:p>
          </table:table-cell>
          <table:table-cell office:value-type="float" office:value="1743.32" calcext:value-type="float">
            <text:p>1743,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9743" calcext:value-type="float">
            <text:p>109743</text:p>
          </table:table-cell>
          <table:table-cell office:value-type="float" office:value="500.949" calcext:value-type="float">
            <text:p>500,9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620.2" calcext:value-type="float">
            <text:p>51620,2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435.6" calcext:value-type="float">
            <text:p>31435,6</text:p>
          </table:table-cell>
          <table:table-cell office:value-type="float" office:value="1748.83" calcext:value-type="float">
            <text:p>1748,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35.8" calcext:value-type="float">
            <text:p>30235,8</text:p>
          </table:table-cell>
          <table:table-cell office:value-type="float" office:value="1818.23" calcext:value-type="float">
            <text:p>1818,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114.6" calcext:value-type="float">
            <text:p>30114,6</text:p>
          </table:table-cell>
          <table:table-cell office:value-type="float" office:value="1825.54" calcext:value-type="float">
            <text:p>1825,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974" calcext:value-type="float">
            <text:p>29974</text:p>
          </table:table-cell>
          <table:table-cell office:value-type="float" office:value="1834.11" calcext:value-type="float">
            <text:p>1834,11</text:p>
          </table:table-cell>
        </table:table-row>
      </table:table>
      <table:table table:name="CUDA unroll 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.56454" calcext:value-type="float">
            <text:p>3,56454</text:p>
          </table:table-cell>
          <table:table-cell office:value-type="float" office:value="58.8337" calcext:value-type="float">
            <text:p>58,83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54794" calcext:value-type="float">
            <text:p>3,54794</text:p>
          </table:table-cell>
          <table:table-cell office:value-type="float" office:value="59.1091" calcext:value-type="float">
            <text:p>59,10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1776" calcext:value-type="float">
            <text:p>1,11776</text:p>
          </table:table-cell>
          <table:table-cell office:value-type="float" office:value="187.621" calcext:value-type="float">
            <text:p>187,6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1174" calcext:value-type="float">
            <text:p>1,11174</text:p>
          </table:table-cell>
          <table:table-cell office:value-type="float" office:value="188.636" calcext:value-type="float">
            <text:p>188,6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11066" calcext:value-type="float">
            <text:p>1,11066</text:p>
          </table:table-cell>
          <table:table-cell office:value-type="float" office:value="188.821" calcext:value-type="float">
            <text:p>188,821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67002" calcext:value-type="float">
            <text:p>1,67002</text:p>
          </table:table-cell>
          <table:table-cell office:value-type="float" office:value="125.577" calcext:value-type="float">
            <text:p>125,5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072" calcext:value-type="float">
            <text:p>7,0072</text:p>
          </table:table-cell>
          <table:table-cell office:value-type="float" office:value="119.714" calcext:value-type="float">
            <text:p>119,7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6.98403" calcext:value-type="float">
            <text:p>6,98403</text:p>
          </table:table-cell>
          <table:table-cell office:value-type="float" office:value="120.111" calcext:value-type="float">
            <text:p>120,1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7987" calcext:value-type="float">
            <text:p>2,27987</text:p>
          </table:table-cell>
          <table:table-cell office:value-type="float" office:value="367.942" calcext:value-type="float">
            <text:p>367,9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4822" calcext:value-type="float">
            <text:p>2,14822</text:p>
          </table:table-cell>
          <table:table-cell office:value-type="float" office:value="390.49" calcext:value-type="float">
            <text:p>390,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16045" calcext:value-type="float">
            <text:p>2,16045</text:p>
          </table:table-cell>
          <table:table-cell office:value-type="float" office:value="388.281" calcext:value-type="float">
            <text:p>388,2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4698" calcext:value-type="float">
            <text:p>3,24698</text:p>
          </table:table-cell>
          <table:table-cell office:value-type="float" office:value="258.351" calcext:value-type="float">
            <text:p>258,3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3981" calcext:value-type="float">
            <text:p>11,3981</text:p>
          </table:table-cell>
          <table:table-cell office:value-type="float" office:value="294.386" calcext:value-type="float">
            <text:p>294,3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2281" calcext:value-type="float">
            <text:p>11,2281</text:p>
          </table:table-cell>
          <table:table-cell office:value-type="float" office:value="298.843" calcext:value-type="float">
            <text:p>298,8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53763" calcext:value-type="float">
            <text:p>4,53763</text:p>
          </table:table-cell>
          <table:table-cell office:value-type="float" office:value="739.47" calcext:value-type="float">
            <text:p>739,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51795" calcext:value-type="float">
            <text:p>4,51795</text:p>
          </table:table-cell>
          <table:table-cell office:value-type="float" office:value="742.691" calcext:value-type="float">
            <text:p>742,6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23779" calcext:value-type="float">
            <text:p>4,23779</text:p>
          </table:table-cell>
          <table:table-cell office:value-type="float" office:value="791.79" calcext:value-type="float">
            <text:p>791,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4288" calcext:value-type="float">
            <text:p>6,44288</text:p>
          </table:table-cell>
          <table:table-cell office:value-type="float" office:value="520.799" calcext:value-type="float">
            <text:p>520,7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354" calcext:value-type="float">
            <text:p>50,354</text:p>
          </table:table-cell>
          <table:table-cell office:value-type="float" office:value="266.548" calcext:value-type="float">
            <text:p>266,5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5702" calcext:value-type="float">
            <text:p>22,5702</text:p>
          </table:table-cell>
          <table:table-cell office:value-type="float" office:value="594.669" calcext:value-type="float">
            <text:p>594,6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2615" calcext:value-type="float">
            <text:p>10,2615</text:p>
          </table:table-cell>
          <table:table-cell office:value-type="float" office:value="1307.97" calcext:value-type="float">
            <text:p>1307,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1.0667" calcext:value-type="float">
            <text:p>11,0667</text:p>
          </table:table-cell>
          <table:table-cell office:value-type="float" office:value="1212.81" calcext:value-type="float">
            <text:p>1212,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1108" calcext:value-type="float">
            <text:p>13,1108</text:p>
          </table:table-cell>
          <table:table-cell office:value-type="float" office:value="1023.72" calcext:value-type="float">
            <text:p>1023,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7526" calcext:value-type="float">
            <text:p>12,7526</text:p>
          </table:table-cell>
          <table:table-cell office:value-type="float" office:value="1052.47" calcext:value-type="float">
            <text:p>1052,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6.217" calcext:value-type="float">
            <text:p>146,217</text:p>
          </table:table-cell>
          <table:table-cell office:value-type="float" office:value="367.174" calcext:value-type="float">
            <text:p>367,1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1.2664" calcext:value-type="float">
            <text:p>91,2664</text:p>
          </table:table-cell>
          <table:table-cell office:value-type="float" office:value="588.246" calcext:value-type="float">
            <text:p>588,2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4.3116" calcext:value-type="float">
            <text:p>34,3116</text:p>
          </table:table-cell>
          <table:table-cell office:value-type="float" office:value="1564.69" calcext:value-type="float">
            <text:p>1564,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3.0549" calcext:value-type="float">
            <text:p>33,0549</text:p>
          </table:table-cell>
          <table:table-cell office:value-type="float" office:value="1624.18" calcext:value-type="float">
            <text:p>1624,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8567" calcext:value-type="float">
            <text:p>37,8567</text:p>
          </table:table-cell>
          <table:table-cell office:value-type="float" office:value="1418.17" calcext:value-type="float">
            <text:p>1418,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6154" calcext:value-type="float">
            <text:p>49,6154</text:p>
          </table:table-cell>
          <table:table-cell office:value-type="float" office:value="1082.07" calcext:value-type="float">
            <text:p>1082,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4.376" calcext:value-type="float">
            <text:p>474,376</text:p>
          </table:table-cell>
          <table:table-cell office:value-type="float" office:value="452.697" calcext:value-type="float">
            <text:p>452,6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67.251" calcext:value-type="float">
            <text:p>267,251</text:p>
          </table:table-cell>
          <table:table-cell office:value-type="float" office:value="803.545" calcext:value-type="float">
            <text:p>803,5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61.882" calcext:value-type="float">
            <text:p>161,882</text:p>
          </table:table-cell>
          <table:table-cell office:value-type="float" office:value="1326.58" calcext:value-type="float">
            <text:p>1326,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67.659" calcext:value-type="float">
            <text:p>167,659</text:p>
          </table:table-cell>
          <table:table-cell office:value-type="float" office:value="1280.86" calcext:value-type="float">
            <text:p>1280,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49.249" calcext:value-type="float">
            <text:p>149,249</text:p>
          </table:table-cell>
          <table:table-cell office:value-type="float" office:value="1438.86" calcext:value-type="float">
            <text:p>1438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49.248" calcext:value-type="float">
            <text:p>149,248</text:p>
          </table:table-cell>
          <table:table-cell office:value-type="float" office:value="1438.87" calcext:value-type="float">
            <text:p>1438,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57.58" calcext:value-type="float">
            <text:p>1857,58</text:p>
          </table:table-cell>
          <table:table-cell office:value-type="float" office:value="462.425" calcext:value-type="float">
            <text:p>462,4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77.5" calcext:value-type="float">
            <text:p>877,5</text:p>
          </table:table-cell>
          <table:table-cell office:value-type="float" office:value="978.91" calcext:value-type="float">
            <text:p>978,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13.538" calcext:value-type="float">
            <text:p>613,538</text:p>
          </table:table-cell>
          <table:table-cell office:value-type="float" office:value="1400.07" calcext:value-type="float">
            <text:p>1400,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52.386" calcext:value-type="float">
            <text:p>552,386</text:p>
          </table:table-cell>
          <table:table-cell office:value-type="float" office:value="1555.06" calcext:value-type="float">
            <text:p>1555,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33.998" calcext:value-type="float">
            <text:p>533,998</text:p>
          </table:table-cell>
          <table:table-cell office:value-type="float" office:value="1608.61" calcext:value-type="float">
            <text:p>1608,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90.927" calcext:value-type="float">
            <text:p>590,927</text:p>
          </table:table-cell>
          <table:table-cell office:value-type="float" office:value="1453.64" calcext:value-type="float">
            <text:p>1453,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85.6" calcext:value-type="float">
            <text:p>6985,6</text:p>
          </table:table-cell>
          <table:table-cell office:value-type="float" office:value="491.865" calcext:value-type="float">
            <text:p>491,8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77.97" calcext:value-type="float">
            <text:p>3577,97</text:p>
          </table:table-cell>
          <table:table-cell office:value-type="float" office:value="960.313" calcext:value-type="float">
            <text:p>960,3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57.88" calcext:value-type="float">
            <text:p>2057,88</text:p>
          </table:table-cell>
          <table:table-cell office:value-type="float" office:value="1669.67" calcext:value-type="float">
            <text:p>1669,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03.87" calcext:value-type="float">
            <text:p>2003,87</text:p>
          </table:table-cell>
          <table:table-cell office:value-type="float" office:value="1714.67" calcext:value-type="float">
            <text:p>1714,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4.34" calcext:value-type="float">
            <text:p>1984,34</text:p>
          </table:table-cell>
          <table:table-cell office:value-type="float" office:value="1731.55" calcext:value-type="float">
            <text:p>1731,5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0.83" calcext:value-type="float">
            <text:p>1970,83</text:p>
          </table:table-cell>
          <table:table-cell office:value-type="float" office:value="1743.41" calcext:value-type="float">
            <text:p>1743,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460" calcext:value-type="float">
            <text:p>27460</text:p>
          </table:table-cell>
          <table:table-cell office:value-type="float" office:value="500.505" calcext:value-type="float">
            <text:p>500,5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47.3" calcext:value-type="float">
            <text:p>13347,3</text:p>
          </table:table-cell>
          <table:table-cell office:value-type="float" office:value="1029.71" calcext:value-type="float">
            <text:p>1029,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07.53" calcext:value-type="float">
            <text:p>8007,53</text:p>
          </table:table-cell>
          <table:table-cell office:value-type="float" office:value="1716.37" calcext:value-type="float">
            <text:p>1716,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59.83" calcext:value-type="float">
            <text:p>7659,83</text:p>
          </table:table-cell>
          <table:table-cell office:value-type="float" office:value="1794.28" calcext:value-type="float">
            <text:p>1794,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15.15" calcext:value-type="float">
            <text:p>7715,15</text:p>
          </table:table-cell>
          <table:table-cell office:value-type="float" office:value="1781.42" calcext:value-type="float">
            <text:p>1781,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87.06" calcext:value-type="float">
            <text:p>7887,06</text:p>
          </table:table-cell>
          <table:table-cell office:value-type="float" office:value="1742.59" calcext:value-type="float">
            <text:p>1742,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9746" calcext:value-type="float">
            <text:p>109746</text:p>
          </table:table-cell>
          <table:table-cell office:value-type="float" office:value="500.936" calcext:value-type="float">
            <text:p>500,9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2582.3" calcext:value-type="float">
            <text:p>52582,3</text:p>
          </table:table-cell>
          <table:table-cell office:value-type="float" office:value="1045.51" calcext:value-type="float">
            <text:p>1045,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431.8" calcext:value-type="float">
            <text:p>31431,8</text:p>
          </table:table-cell>
          <table:table-cell office:value-type="float" office:value="1749.04" calcext:value-type="float">
            <text:p>1749,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20.6" calcext:value-type="float">
            <text:p>30220,6</text:p>
          </table:table-cell>
          <table:table-cell office:value-type="float" office:value="1819.14" calcext:value-type="float">
            <text:p>1819,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088.9" calcext:value-type="float">
            <text:p>30088,9</text:p>
          </table:table-cell>
          <table:table-cell office:value-type="float" office:value="1827.1" calcext:value-type="float">
            <text:p>1827,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986.9" calcext:value-type="float">
            <text:p>29986,9</text:p>
          </table:table-cell>
          <table:table-cell office:value-type="float" office:value="1833.32" calcext:value-type="float">
            <text:p>1833,32</text:p>
          </table:table-cell>
        </table:table-row>
      </table:table>
      <table:table table:name="CUDA unroll 1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.6104" calcext:value-type="float">
            <text:p>3,6104</text:p>
          </table:table-cell>
          <table:table-cell office:value-type="float" office:value="58.0864" calcext:value-type="float">
            <text:p>58,08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54589" calcext:value-type="float">
            <text:p>3,54589</text:p>
          </table:table-cell>
          <table:table-cell office:value-type="float" office:value="59.1432" calcext:value-type="float">
            <text:p>59,14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1667" calcext:value-type="float">
            <text:p>1,11667</text:p>
          </table:table-cell>
          <table:table-cell office:value-type="float" office:value="187.804" calcext:value-type="float">
            <text:p>187,8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1114" calcext:value-type="float">
            <text:p>1,11114</text:p>
          </table:table-cell>
          <table:table-cell office:value-type="float" office:value="188.739" calcext:value-type="float">
            <text:p>188,7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11126" calcext:value-type="float">
            <text:p>1,11126</text:p>
          </table:table-cell>
          <table:table-cell office:value-type="float" office:value="188.718" calcext:value-type="float">
            <text:p>188,718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6639" calcext:value-type="float">
            <text:p>1,6639</text:p>
          </table:table-cell>
          <table:table-cell office:value-type="float" office:value="126.038" calcext:value-type="float">
            <text:p>126,0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4038" calcext:value-type="float">
            <text:p>7,04038</text:p>
          </table:table-cell>
          <table:table-cell office:value-type="float" office:value="119.15" calcext:value-type="float">
            <text:p>119,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6.98093" calcext:value-type="float">
            <text:p>6,98093</text:p>
          </table:table-cell>
          <table:table-cell office:value-type="float" office:value="120.165" calcext:value-type="float">
            <text:p>120,1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7549" calcext:value-type="float">
            <text:p>2,27549</text:p>
          </table:table-cell>
          <table:table-cell office:value-type="float" office:value="368.651" calcext:value-type="float">
            <text:p>368,6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5907" calcext:value-type="float">
            <text:p>2,15907</text:p>
          </table:table-cell>
          <table:table-cell office:value-type="float" office:value="388.528" calcext:value-type="float">
            <text:p>388,5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1552" calcext:value-type="float">
            <text:p>2,1552</text:p>
          </table:table-cell>
          <table:table-cell office:value-type="float" office:value="389.226" calcext:value-type="float">
            <text:p>389,2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4371" calcext:value-type="float">
            <text:p>3,24371</text:p>
          </table:table-cell>
          <table:table-cell office:value-type="float" office:value="258.611" calcext:value-type="float">
            <text:p>258,6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4162" calcext:value-type="float">
            <text:p>11,4162</text:p>
          </table:table-cell>
          <table:table-cell office:value-type="float" office:value="293.92" calcext:value-type="float">
            <text:p>293,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2243" calcext:value-type="float">
            <text:p>11,2243</text:p>
          </table:table-cell>
          <table:table-cell office:value-type="float" office:value="298.946" calcext:value-type="float">
            <text:p>298,9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51731" calcext:value-type="float">
            <text:p>4,51731</text:p>
          </table:table-cell>
          <table:table-cell office:value-type="float" office:value="742.796" calcext:value-type="float">
            <text:p>742,7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3569" calcext:value-type="float">
            <text:p>4,3569</text:p>
          </table:table-cell>
          <table:table-cell office:value-type="float" office:value="770.145" calcext:value-type="float">
            <text:p>770,1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22461" calcext:value-type="float">
            <text:p>4,22461</text:p>
          </table:table-cell>
          <table:table-cell office:value-type="float" office:value="794.261" calcext:value-type="float">
            <text:p>794,2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1219" calcext:value-type="float">
            <text:p>6,41219</text:p>
          </table:table-cell>
          <table:table-cell office:value-type="float" office:value="523.291" calcext:value-type="float">
            <text:p>523,2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406" calcext:value-type="float">
            <text:p>50,406</text:p>
          </table:table-cell>
          <table:table-cell office:value-type="float" office:value="266.274" calcext:value-type="float">
            <text:p>266,2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5574" calcext:value-type="float">
            <text:p>22,5574</text:p>
          </table:table-cell>
          <table:table-cell office:value-type="float" office:value="595.004" calcext:value-type="float">
            <text:p>595,0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2508" calcext:value-type="float">
            <text:p>10,2508</text:p>
          </table:table-cell>
          <table:table-cell office:value-type="float" office:value="1309.35" calcext:value-type="float">
            <text:p>1309,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0.9466" calcext:value-type="float">
            <text:p>10,9466</text:p>
          </table:table-cell>
          <table:table-cell office:value-type="float" office:value="1226.11" calcext:value-type="float">
            <text:p>1226,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0978" calcext:value-type="float">
            <text:p>13,0978</text:p>
          </table:table-cell>
          <table:table-cell office:value-type="float" office:value="1024.73" calcext:value-type="float">
            <text:p>1024,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7517" calcext:value-type="float">
            <text:p>12,7517</text:p>
          </table:table-cell>
          <table:table-cell office:value-type="float" office:value="1052.55" calcext:value-type="float">
            <text:p>1052,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6.373" calcext:value-type="float">
            <text:p>146,373</text:p>
          </table:table-cell>
          <table:table-cell office:value-type="float" office:value="366.782" calcext:value-type="float">
            <text:p>366,7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0.1192" calcext:value-type="float">
            <text:p>90,1192</text:p>
          </table:table-cell>
          <table:table-cell office:value-type="float" office:value="595.734" calcext:value-type="float">
            <text:p>595,7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4.3632" calcext:value-type="float">
            <text:p>34,3632</text:p>
          </table:table-cell>
          <table:table-cell office:value-type="float" office:value="1562.34" calcext:value-type="float">
            <text:p>1562,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3.0955" calcext:value-type="float">
            <text:p>33,0955</text:p>
          </table:table-cell>
          <table:table-cell office:value-type="float" office:value="1622.19" calcext:value-type="float">
            <text:p>1622,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8869" calcext:value-type="float">
            <text:p>37,8869</text:p>
          </table:table-cell>
          <table:table-cell office:value-type="float" office:value="1417.04" calcext:value-type="float">
            <text:p>1417,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5897" calcext:value-type="float">
            <text:p>49,5897</text:p>
          </table:table-cell>
          <table:table-cell office:value-type="float" office:value="1082.63" calcext:value-type="float">
            <text:p>1082,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4.566" calcext:value-type="float">
            <text:p>474,566</text:p>
          </table:table-cell>
          <table:table-cell office:value-type="float" office:value="452.515" calcext:value-type="float">
            <text:p>452,5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61.688" calcext:value-type="float">
            <text:p>261,688</text:p>
          </table:table-cell>
          <table:table-cell office:value-type="float" office:value="820.627" calcext:value-type="float">
            <text:p>820,6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63.35" calcext:value-type="float">
            <text:p>163,35</text:p>
          </table:table-cell>
          <table:table-cell office:value-type="float" office:value="1314.66" calcext:value-type="float">
            <text:p>1314,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70.81" calcext:value-type="float">
            <text:p>170,81</text:p>
          </table:table-cell>
          <table:table-cell office:value-type="float" office:value="1257.24" calcext:value-type="float">
            <text:p>1257,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53.847" calcext:value-type="float">
            <text:p>153,847</text:p>
          </table:table-cell>
          <table:table-cell office:value-type="float" office:value="1395.86" calcext:value-type="float">
            <text:p>1395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68.43" calcext:value-type="float">
            <text:p>168,43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57.24" calcext:value-type="float">
            <text:p>1857,24</text:p>
          </table:table-cell>
          <table:table-cell office:value-type="float" office:value="462.51" calcext:value-type="float">
            <text:p>462,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78.804" calcext:value-type="float">
            <text:p>878,804</text:p>
          </table:table-cell>
          <table:table-cell office:value-type="float" office:value="977.458" calcext:value-type="float">
            <text:p>977,4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02.259" calcext:value-type="float">
            <text:p>602,259</text:p>
          </table:table-cell>
          <table:table-cell office:value-type="float" office:value="1426.29" calcext:value-type="float">
            <text:p>1426,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58.403" calcext:value-type="float">
            <text:p>558,403</text:p>
          </table:table-cell>
          <table:table-cell office:value-type="float" office:value="1538.3" calcext:value-type="float">
            <text:p>1538,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42.414" calcext:value-type="float">
            <text:p>542,414</text:p>
          </table:table-cell>
          <table:table-cell office:value-type="float" office:value="1583.65" calcext:value-type="float">
            <text:p>1583,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81.544" calcext:value-type="float">
            <text:p>581,544</text:p>
          </table:table-cell>
          <table:table-cell office:value-type="float" office:value="1477.09" calcext:value-type="float">
            <text:p>1477,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93.97" calcext:value-type="float">
            <text:p>6993,97</text:p>
          </table:table-cell>
          <table:table-cell office:value-type="float" office:value="491.277" calcext:value-type="float">
            <text:p>491,2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40.45" calcext:value-type="float">
            <text:p>3540,45</text:p>
          </table:table-cell>
          <table:table-cell office:value-type="float" office:value="970.491" calcext:value-type="float">
            <text:p>970,4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70.75" calcext:value-type="float">
            <text:p>2070,75</text:p>
          </table:table-cell>
          <table:table-cell office:value-type="float" office:value="1659.29" calcext:value-type="float">
            <text:p>1659,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99.61" calcext:value-type="float">
            <text:p>1999,61</text:p>
          </table:table-cell>
          <table:table-cell office:value-type="float" office:value="1718.33" calcext:value-type="float">
            <text:p>1718,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3.55" calcext:value-type="float">
            <text:p>1983,55</text:p>
          </table:table-cell>
          <table:table-cell office:value-type="float" office:value="1732.24" calcext:value-type="float">
            <text:p>1732,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0.68" calcext:value-type="float">
            <text:p>1970,68</text:p>
          </table:table-cell>
          <table:table-cell office:value-type="float" office:value="1743.55" calcext:value-type="float">
            <text:p>1743,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394.3" calcext:value-type="float">
            <text:p>27394,3</text:p>
          </table:table-cell>
          <table:table-cell office:value-type="float" office:value="501.707" calcext:value-type="float">
            <text:p>501,7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63.7" calcext:value-type="float">
            <text:p>13263,7</text:p>
          </table:table-cell>
          <table:table-cell office:value-type="float" office:value="1036.2" calcext:value-type="float">
            <text:p>1036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54.19" calcext:value-type="float">
            <text:p>7954,19</text:p>
          </table:table-cell>
          <table:table-cell office:value-type="float" office:value="1727.88" calcext:value-type="float">
            <text:p>1727,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66.96" calcext:value-type="float">
            <text:p>7666,96</text:p>
          </table:table-cell>
          <table:table-cell office:value-type="float" office:value="1792.61" calcext:value-type="float">
            <text:p>1792,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74.38" calcext:value-type="float">
            <text:p>7574,38</text:p>
          </table:table-cell>
          <table:table-cell office:value-type="float" office:value="1814.52" calcext:value-type="float">
            <text:p>1814,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77.78" calcext:value-type="float">
            <text:p>7877,78</text:p>
          </table:table-cell>
          <table:table-cell office:value-type="float" office:value="1744.64" calcext:value-type="float">
            <text:p>1744,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9757" calcext:value-type="float">
            <text:p>109757</text:p>
          </table:table-cell>
          <table:table-cell office:value-type="float" office:value="500.884" calcext:value-type="float">
            <text:p>500,8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2527" calcext:value-type="float">
            <text:p>52527</text:p>
          </table:table-cell>
          <table:table-cell office:value-type="float" office:value="1046.62" calcext:value-type="float">
            <text:p>1046,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397.5" calcext:value-type="float">
            <text:p>31397,5</text:p>
          </table:table-cell>
          <table:table-cell office:value-type="float" office:value="1750.95" calcext:value-type="float">
            <text:p>1750,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328.7" calcext:value-type="float">
            <text:p>30328,7</text:p>
          </table:table-cell>
          <table:table-cell office:value-type="float" office:value="1812.66" calcext:value-type="float">
            <text:p>1812,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124.2" calcext:value-type="float">
            <text:p>30124,2</text:p>
          </table:table-cell>
          <table:table-cell office:value-type="float" office:value="1824.96" calcext:value-type="float">
            <text:p>1824,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961.8" calcext:value-type="float">
            <text:p>29961,8</text:p>
          </table:table-cell>
          <table:table-cell office:value-type="float" office:value="1834.85" calcext:value-type="float">
            <text:p>1834,85</text:p>
          </table:table-cell>
        </table:table-row>
      </table:table>
      <table:table table:name="CUDA unroll 32" table:style-name="ta1">
        <table:table-column table:style-name="co1" table:default-cell-style-name="Default"/>
        <table:table-row table:style-name="ro1">
          <table:table-cell/>
        </table:table-row>
      </table:table>
      <table:table table:name="CUDA unroll 64" table:style-name="ta1">
        <table:table-column table:style-name="co1" table:default-cell-style-name="Default"/>
        <table:table-row table:style-name="ro1">
          <table:table-cell/>
        </table:table-row>
      </table:table>
      <table:table table:name="CUDA unroll 128" table:style-name="ta1">
        <table:table-column table:style-name="co1" table:default-cell-style-name="Default"/>
        <table:table-row table:style-name="ro1">
          <table:table-cell/>
        </table:table-row>
      </table:table>
      <table:table table:name="CUDA unroll 256" table:style-name="ta1">
        <table:table-column table:style-name="co1" table:default-cell-style-name="Default"/>
        <table:table-row table:style-name="ro1">
          <table:table-cell/>
        </table:table-row>
      </table:table>
      <table:table table:name="CUDA unroll 512" table:style-name="ta1">
        <table:table-column table:style-name="co1" table:default-cell-style-name="Default"/>
        <table:table-row table:style-name="ro1">
          <table:table-cell/>
        </table:table-row>
      </table:table>
      <table:table table:name="CUDA unroll 102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03:34:36.891453744</meta:creation-date>
    <dc:date>2019-02-19T04:28:56.107198256</dc:date>
    <meta:editing-duration>PT23M47S</meta:editing-duration>
    <meta:editing-cycles>3</meta:editing-cycles>
    <meta:generator>LibreOffice/6.0.7.3$Linux_X86_64 LibreOffice_project/00m0$Build-3</meta:generator>
    <meta:document-statistic meta:table-count="11" meta:cell-count="1196" meta:object-count="0"/>
  </office:meta>
</office:document-meta>
</file>